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Gothic" svg:font-family="'MS PGothic'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3" style:family="table-column">
      <style:table-column-properties fo:break-before="auto" style:column-width="0.3909in"/>
    </style:style>
    <style:style style:name="co24" style:family="table-column">
      <style:table-column-properties fo:break-before="auto" style:column-width="1.4646in"/>
    </style:style>
    <style:style style:name="co25" style:family="table-column">
      <style:table-column-properties fo:break-before="auto" style:column-width="3.6528in"/>
    </style:style>
    <style:style style:name="co26" style:family="table-column">
      <style:table-column-properties fo:break-before="auto" style:column-width="4.1339in"/>
    </style:style>
    <style:style style:name="co27" style:family="table-column">
      <style:table-column-properties fo:break-before="auto" style:column-width="3.0591in"/>
    </style:style>
    <style:style style:name="co28" style:family="table-column">
      <style:table-column-properties fo:break-before="auto" style:column-width="2.828in"/>
    </style:style>
    <style:style style:name="co29" style:family="table-column">
      <style:table-column-properties fo:break-before="auto" style:column-width="1.322in"/>
    </style:style>
    <style:style style:name="co30" style:family="table-column">
      <style:table-column-properties fo:break-before="auto" style:column-width="1.2638in"/>
    </style:style>
    <style:style style:name="co31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1.5854in"/>
    </style:style>
    <style:style style:name="co19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1.0134in"/>
    </style:style>
    <style:style style:name="co21" style:family="table-column">
      <style:table-column-properties fo:break-before="auto" style:column-width="1.6756in"/>
    </style:style>
    <style:style style:name="co22" style:family="table-column">
      <style:table-column-properties fo:break-before="auto" style:column-width="1.3646in"/>
    </style:style>
    <style:style style:name="co16" style:family="table-column">
      <style:table-column-properties fo:break-before="auto" style:column-width="1.7437in"/>
    </style:style>
    <style:style style:name="co17" style:family="table-column">
      <style:table-column-properties fo:break-before="auto" style:column-width="1.9465in"/>
    </style:style>
    <style:style style:name="co32" style:family="table-column">
      <style:table-column-properties fo:break-before="auto" style:column-width="1.7661in"/>
    </style:style>
    <style:style style:name="co33" style:family="table-column">
      <style:table-column-properties fo:break-before="auto" style:column-width="1.0236in"/>
    </style:style>
    <style:style style:name="co34" style:family="table-column">
      <style:table-column-properties fo:break-before="auto" style:column-width="1.2043in"/>
    </style:style>
    <style:style style:name="ro1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1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6217in" fo:break-before="auto" style:use-optimal-row-height="true"/>
    </style:style>
    <style:style style:name="ro12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0.8291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ta3" style:family="table" style:master-page-name="PageStyle_5f_Sheet1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bold" style:font-size-asian="10pt" style:font-style-asian="normal" style:font-weight-asian="bold" style:font-name-complex="MS PGothic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MS PGothic" fo:font-size="10pt" fo:font-style="normal" fo:text-shadow="none" style:text-underline-style="none" fo:font-weight="normal" style:font-size-asian="10pt" style:font-style-asian="normal" style:font-weight-asian="normal" style:font-name-complex="MS PGothic" style:font-size-complex="10pt" style:font-style-complex="normal" style:font-weight-complex="normal"/>
    </style:style>
    <style:style style:name="ce9" style:family="table-cell" style:parent-style-name="Default"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number-columns-repeated="1016" table:default-cell-style-name="ce4"/>
        <table:table-row table:style-name="ro1">
          <table:table-cell table:number-columns-repeated="1024"/>
        </table:table-row>
        <table:table-row table:style-name="ro14">
          <table:table-cell office:value-type="string">
            <text:p>No.</text:p>
          </table:table-cell>
          <table:table-cell table:style-name="ce5" office:value-type="string">
            <text:p>終了ステータス(1-&gt;pingが全く応答パケットを受け取らない場合、2-&gt;エラーがある場合、0-&gt;それ以外</text:p>
          </table:table-cell>
          <table:table-cell office:value-type="string">
            <text:p>結果</text:p>
          </table:table-cell>
          <table:table-cell office:value-type="string">
            <text:p>意味</text:p>
          </table:table-cell>
          <table:table-cell table:style-name="ce6" office:value-type="string">
            <text:p>例</text:p>
          </table:table-cell>
          <table:table-cell table:style-name="ce6" office:value-type="string">
            <text:p>要因１</text:p>
          </table:table-cell>
          <table:table-cell table:style-name="ce6" office:value-type="string">
            <text:p>要因２</text:p>
          </table:table-cell>
          <table:table-cell office:value-type="string">
            <text:p>要因３</text:p>
          </table:table-cell>
          <table:table-cell office:value-type="string">
            <text:p>要因４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ply from &lt;IP Address&gt;</text:p>
          </table:table-cell>
          <table:table-cell office:value-type="string">
            <text:p>成功</text:p>
          </table:table-cell>
          <table:table-cell table:style-name="ce6" office:value-type="string">
            <text:p>ping <text:a xlink:href="http://www.google.com/">www.google.com</text:a>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connect: Network is unreachable</text:p>
          </table:table-cell>
          <table:table-cell office:value-type="string">
            <text:p>ネットワークケーブルがつながっていない</text:p>
          </table:table-cell>
          <table:table-cell table:style-name="ce6" office:value-type="string">
            <text:p>Ping 192.168.59.1 after disconnection</text:p>
          </table:table-cell>
          <table:table-cell table:style-name="ce6" office:value-type="string">
            <text:p>ケーブルが抜けている</text:p>
          </table:table-cell>
          <table:table-cell table:style-name="ce6"/>
          <table:table-cell table:number-columns-repeated="1017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office:value-type="string">
            <text:p>Unknown host</text:p>
          </table:table-cell>
          <table:table-cell office:value-type="string">
            <text:p>ホストネームがないor名前解決できない(nslookup)</text:p>
          </table:table-cell>
          <table:table-cell table:style-name="ce6" office:value-type="string">
            <text:p>ping www.hogehoge</text:p>
          </table:table-cell>
          <table:table-cell table:style-name="ce6" office:value-type="string">
            <text:p>ネットワークケーブルが抜けている</text:p>
          </table:table-cell>
          <table:table-cell table:style-name="ce6" office:value-type="string">
            <text:p>名前解決できない</text:p>
          </table:table-cell>
          <table:table-cell office:value-type="string">
            <text:p>ホストネームが間違っている</text:p>
          </table:table-cell>
          <table:table-cell table:number-columns-repeated="1016"/>
        </table:table-row>
        <table:table-row table:style-name="ro15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quest timed out(100% packet loss)</text:p>
          </table:table-cell>
          <table:table-cell office:value-type="string">
            <text:p>ホストからの返答がない</text:p>
          </table:table-cell>
          <table:table-cell table:style-name="ce6" office:value-type="string">
            <text:p>ホストがパケットをフィルタする</text:p>
          </table:table-cell>
          <table:table-cell table:style-name="ce6" office:value-type="string">
            <text:p>サーバが起動していない</text:p>
          </table:table-cell>
          <table:table-cell table:style-name="ce6"/>
          <table:table-cell table:style-name="ce10" table:number-columns-repeated="7"/>
          <table:table-cell table:number-columns-repeated="1010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ply from &lt;IP Address&gt;Destination net unreachable</text:p>
          </table:table-cell>
          <table:table-cell office:value-type="string">
            <text:p>調査対象が所属するはずのネットワークが存在しない</text:p>
          </table:table-cell>
          <table:table-cell table:style-name="ce6" office:value-type="string">
            <text:p>ゲートウェイ設定が正しくない</text:p>
          </table:table-cell>
          <table:table-cell table:style-name="ce6" table:number-columns-repeated="2"/>
          <table:table-cell table:number-columns-repeated="1017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ply from &lt;IP Address&gt;Destination host unreachable</text:p>
          </table:table-cell>
          <table:table-cell office:value-type="string">
            <text:p>調査対象が所属するはずのネットワークは存在するが、調査対象自体へのアクセスができない</text:p>
          </table:table-cell>
          <table:table-cell table:style-name="ce6" office:value-type="string">
            <text:p>Ping 192.168.1.250</text:p>
          </table:table-cell>
          <table:table-cell table:style-name="ce6" office:value-type="string">
            <text:p>デフォルトゲートウェイが間違っている</text:p>
          </table:table-cell>
          <table:table-cell table:style-name="ce6" office:value-type="string">
            <text:p>サーバPCの電源が入っていない</text:p>
          </table:table-cell>
          <table:table-cell office:value-type="string">
            <text:p>IPAddressが存在しない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Reply from &lt;IP Address&gt;Packet needs to be fragmented but DF set.</text:p>
          </table:table-cell>
          <table:table-cell office:value-type="string">
            <text:p>調査対象が所属するネットワークへ到達できない(pingパケットが大きすぎて、しかも分割禁止)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eply from &lt;IP Address&gt;TTL expired in transit.　Time to Time to live exceed</text:p>
          </table:table-cell>
          <table:table-cell office:value-type="string">
            <text:p>調査対象が所属するネットワークへ到達できない(pingパケットで指定されたTTLよりも経由するルーターの数が多い)</text:p>
          </table:table-cell>
          <table:table-cell table:style-name="ce6" office:value-type="string">
            <text:p>ping <text:a xlink:href="http://www.google.com/">www.google.com</text:a> -t 1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3">
          <table:table-cell/>
          <table:table-cell office:value-type="string">
            <text:p>fault example</text:p>
          </table:table-cell>
          <table:table-cell office:value-type="string">
            <text:p>1.HostPCからネットワークケーブルを抜く</text:p>
          </table:table-cell>
          <table:table-cell office:value-type="string">
            <text:p>2.ルータの外に繋がるネットワークケーブルを抜く</text:p>
          </table:table-cell>
          <table:table-cell office:value-type="string">
            <text:p>3.ルータの電源を抜く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4.ファイアウォール設定でOUTPUTをDROPする</text:p>
          </table:table-cell>
          <table:table-cell office:value-type="string">
            <text:p>5.ファイアウォール設定でINPUTをDROPする</text:p>
          </table:table-cell>
          <table:table-cell table:style-name="ce6" office:value-type="string">
            <text:p>6.同一ネットワーク内の違うHostに接続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7.参照するDNSサーバの記述を変える。</text:p>
          </table:table-cell>
          <table:table-cell office:value-type="string">
            <text:p>8.デフォルトゲートウェイの設定を変える</text:p>
          </table:table-cell>
          <table:table-cell table:style-name="ce6" office:value-type="string">
            <text:p>9.NICが認識されていない</text:p>
          </table:table-cell>
          <table:table-cell table:style-name="ce6" table:number-columns-repeated="2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16">
          <table:table-cell table:number-columns-repeated="2"/>
          <table:table-cell table:style-name="ce7" office:value-type="string">
            <text:p>４．ping到達不能メッセージ。これらの終了ステータスは1</text:p>
          </table:table-cell>
          <table:table-cell table:number-columns-repeated="2"/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16">
          <table:table-cell table:number-columns-repeated="2"/>
          <table:table-cell table:style-name="ce8" office:value-type="string" table:number-columns-spanned="3" table:number-rows-spanned="1">
            <text:p>ICMPのタイプ3は到達不能メッセージである。これは、何らかの理由で送信先にパケットが遅れない状態になったときに、エラーとして原因を通知する。したがって、これを解析することによりネットワーク障害のある意味で切り分けが出来ることになる。</text:p>
          </table:table-cell>
          <table:covered-table-cell table:number-columns-repeated="2" table:style-name="ce10"/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6" table:number-columns-repeated="2"/>
          <table:table-cell table:number-columns-repeated="1017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style-name="ce6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9" office:value-type="string">
            <text:p>相手先デバイスがダウン(電源OFF)していた。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そのIPアドレスを持つデバイスは存在しない(IPアドレスのミス)。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途中のルータがICMPを禁止していた。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>
            <text:p>途中のルータのルーティングが間違っていた。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>
            <text:p>途中のケーブルが断線・繋がっていなかった。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>
            <text:p>スイッチやハブなどの故障。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NICの故障。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13"/>
        <table:table-column table:style-name="co16" table:default-cell-style-name="ce13"/>
        <table:table-column table:style-name="co17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7" table:number-columns-repeated="1018" table:default-cell-style-name="ce13"/>
        <table:table-row table:style-name="ro1">
          <table:table-cell table:number-columns-repeated="1024"/>
        </table:table-row>
        <table:table-row table:style-name="ro3">
          <table:table-cell office:value-type="string">
            <text:p>nslookup</text:p>
          </table:table-cell>
          <table:table-cell office:value-type="string">
            <text:p>結果</text:p>
          </table:table-cell>
          <table:table-cell office:value-type="string">
            <text:p>現象</text:p>
          </table:table-cell>
          <table:table-cell office:value-type="string">
            <text:p>要因１</text:p>
          </table:table-cell>
          <table:table-cell office:value-type="string">
            <text:p>要因２</text:p>
          </table:table-cell>
          <table:table-cell office:value-type="string">
            <text:p>要因３</text:p>
          </table:table-cell>
          <table:table-cell office:value-type="string">
            <text:p>要因４</text:p>
          </table:table-cell>
          <table:table-cell table:number-columns-repeated="1017"/>
        </table:table-row>
        <table:table-row table:style-name="ro17">
          <table:table-cell/>
          <table:table-cell office:value-type="string">
            <text:p>Succes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rver can’t find:NXDOMAIN</text:p>
          </table:table-cell>
          <table:table-cell office:value-type="string">
            <text:p>DNSサーバからホスト名に対応するIPを取得できない</text:p>
          </table:table-cell>
          <table:table-cell office:value-type="string">
            <text:p>DNSサーバにホスト名が登録されていない</text:p>
          </table:table-cell>
          <table:table-cell office:value-type="string">
            <text:p>ホスト名の入力を間違える</text:p>
          </table:table-cell>
          <table:table-cell office:value-type="string">
            <text:p>参照するDNSサーバが違う</text:p>
          </table:table-cell>
          <table:table-cell table:number-columns-repeated="1018"/>
        </table:table-row>
        <table:table-row table:style-name="ro10">
          <table:table-cell/>
          <table:table-cell office:value-type="string">
            <text:p>server can’t find :REFUSED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server can’t find :No answer</text:p>
          </table:table-cell>
          <table:table-cell office:value-type="string">
            <text:p>DNSサーバから応答がない。DNSサーバに問い合わせできてない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nnection timed out</text:p>
          </table:table-cell>
          <table:table-cell office:value-type="string">
            <text:p>DNSサーバから応答がない。</text:p>
          </table:table-cell>
          <table:table-cell office:value-type="string">
            <text:p>指定されているDNSサーバが存在しない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5">
        <office:forms form:automatic-focus="false" form:apply-design-mode="false"/>
        <table:table-column table:style-name="co18" table:default-cell-style-name="ce18"/>
        <table:table-column table:style-name="co19" table:number-columns-repeated="2" table:default-cell-style-name="ce18"/>
        <table:table-column table:style-name="co7" table:number-columns-repeated="7" table:default-cell-style-name="ce18"/>
        <table:table-column table:style-name="co20" table:default-cell-style-name="ce18"/>
        <table:table-column table:style-name="co7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09" table:default-cell-style-name="ce18"/>
        <table:table-row table:style-name="ro1">
          <table:table-cell table:style-name="ce17" office:value-type="string" table:number-columns-spanned="9" table:number-rows-spanned="2">
            <text:p>実験結果。あるフォルト下で全診断スクリプトを実行するEvidence.dsを実行させた時の結果。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フォルトの説明</text:p>
          </table:table-cell>
          <table:table-cell office:value-type="string">
            <text:p>Connection.ds</text:p>
          </table:table-cell>
          <table:table-cell office:value-type="string">
            <text:p>FirewallOutput.ds</text:p>
          </table:table-cell>
          <table:table-cell office:value-type="string">
            <text:p>FirewallInput.ds</text:p>
          </table:table-cell>
          <table:table-cell office:value-type="string">
            <text:p>CheckDNS.ds</text:p>
          </table:table-cell>
          <table:table-cell office:value-type="string">
            <text:p>PingDNS.ds</text:p>
          </table:table-cell>
          <table:table-cell office:value-type="string">
            <text:p>CheckHostOrIP.ds</text:p>
          </table:table-cell>
          <table:table-cell office:value-type="string">
            <text:p>Nslookup.ds</text:p>
          </table:table-cell>
          <table:table-cell office:value-type="string">
            <text:p>RoutingDirectly.ds</text:p>
          </table:table-cell>
          <table:table-cell office:value-type="string">
            <text:p>RoutingDefault.ds</text:p>
          </table:table-cell>
          <table:table-cell office:value-type="string">
            <text:p>RecognitionGateway.ds</text:p>
          </table:table-cell>
          <table:table-cell office:value-type="string">
            <text:p>PingGateway.ds</text:p>
          </table:table-cell>
          <table:table-cell office:value-type="string">
            <text:p>Ping.ds</text:p>
          </table:table-cell>
          <table:table-cell office:value-type="string">
            <text:p>備考</text:p>
          </table:table-cell>
          <table:table-cell office:value-type="string">
            <text:p>ping結果</text:p>
          </table:table-cell>
          <table:table-cell table:number-columns-repeated="1009"/>
        </table:table-row>
        <table:table-row table:style-name="ro4">
          <table:table-cell office:value-type="string">
            <text:p>何もフォルトを入れないとき</text:p>
          </table:table-cell>
          <table:table-cell table:number-columns-repeated="5" office:value-type="string">
            <text:p>o</text:p>
          </table:table-cell>
          <table:table-cell office:value-type="string">
            <text:p>Hostname</text:p>
          </table:table-cell>
          <table:table-cell table:number-columns-repeated="6" office:value-type="string">
            <text:p>o</text:p>
          </table:table-cell>
          <table:table-cell table:number-columns-repeated="1011"/>
        </table:table-row>
        <table:table-row table:style-name="ro10">
          <table:table-cell office:value-type="string">
            <text:p>ネットワークのケーブルを抜く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o(DNS = localhostのため)</text:p>
          </table:table-cell>
          <table:table-cell office:value-type="string">
            <text:p>Hostname</text:p>
          </table:table-cell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DNS=192.168.1.1にしたらPinDNS.dsはfalseした</text:p>
          </table:table-cell>
          <table:table-cell table:number-columns-repeated="1010"/>
        </table:table-row>
        <table:table-row table:style-name="ro4">
          <table:table-cell office:value-type="string">
            <text:p>ファイアウォールのOUTPUTをDROPした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ICMPだけDROPさせても結果は同じ</text:p>
          </table:table-cell>
          <table:table-cell table:number-columns-repeated="1010"/>
        </table:table-row>
        <table:table-row table:style-name="ro4">
          <table:table-cell office:value-type="string">
            <text:p>ファイアウォールのINPUTをDROPした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ICMPだけDROPさせても結果は同じ</text:p>
          </table:table-cell>
          <table:table-cell table:number-columns-repeated="1010"/>
        </table:table-row>
        <table:table-row table:style-name="ro11">
          <table:table-cell office:value-type="string">
            <text:p>DNS(nameserver 127.0.0.1)を 設定ファイルから削除した</text:p>
          </table:table-cell>
          <table:table-cell table:number-columns-repeated="3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Hostname</text:p>
          </table:table-cell>
          <table:table-cell table:number-columns-repeated="6" office:value-type="string">
            <text:p>o</text:p>
          </table:table-cell>
          <table:table-cell office:value-type="string">
            <text:p>Nameserverを削除してもnslookupは成功</text:p>
          </table:table-cell>
          <table:table-cell table:number-columns-repeated="1010"/>
        </table:table-row>
        <table:table-row table:style-name="ro11">
          <table:table-cell office:value-type="string">
            <text:p>DNSに有効でないアドレスと設定した(192.168.2.1)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Hostname</text:p>
          </table:table-cell>
          <table:table-cell office:value-type="string">
            <text:p>x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table:number-columns-repeated="1011"/>
        </table:table-row>
        <table:table-row table:style-name="ro10">
          <table:table-cell office:value-type="string">
            <text:p>Vmを起動してIP　Addressを指定する。フォルトを入れない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5" office:value-type="string">
            <text:p>o</text:p>
          </table:table-cell>
          <table:table-cell table:number-columns-repeated="1011"/>
        </table:table-row>
        <table:table-row table:style-name="ro12">
          <table:table-cell office:value-type="string">
            <text:p>VMのINPUTパケットを破棄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Server doesn't respond. The server doesn't allow ping.</text:p>
          </table:table-cell>
          <table:table-cell office:value-type="string">
            <text:p>100% packet loss(Request Timed out)</text:p>
          </table:table-cell>
          <table:table-cell table:number-columns-repeated="1009"/>
        </table:table-row>
        <table:table-row table:style-name="ro12">
          <table:table-cell office:value-type="string">
            <text:p>VMのOUTPUTパケットを破棄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Server doesn't respond. The server doesn't allow ping.</text:p>
          </table:table-cell>
          <table:table-cell office:value-type="string">
            <text:p>100% packet loss(Request Timed out)</text:p>
          </table:table-cell>
          <table:table-cell table:number-columns-repeated="1009"/>
        </table:table-row>
        <table:table-row table:style-name="ro12">
          <table:table-cell office:value-type="string">
            <text:p>RoutingTABLEからVMへのネットワーク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ExternalFault:192.168.122.179 is out of LAN and not found.</text:p>
          </table:table-cell>
          <table:table-cell office:value-type="string">
            <text:p>Destination Host Unreachable</text:p>
          </table:table-cell>
          <table:table-cell table:number-columns-repeated="1009"/>
        </table:table-row>
        <table:table-row table:style-name="ro10">
          <table:table-cell office:value-type="string">
            <text:p>RoutingTABLEからデフォルトゲートウェイ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3" office:value-type="string">
            <text:p>o</text:p>
          </table:table-cell>
          <table:table-cell office:value-type="string">
            <text:p>DestinationがVMのため</text:p>
          </table:table-cell>
          <table:table-cell table:number-columns-repeated="1010"/>
        </table:table-row>
        <table:table-row table:style-name="ro10">
          <table:table-cell office:value-type="string">
            <text:p>RoutingTABLEからデフォルトゲートウェイを削除する</text:p>
          </table:table-cell>
          <table:table-cell table:number-columns-repeated="5" office:value-type="string">
            <text:p>o</text:p>
          </table:table-cell>
          <table:table-cell office:value-type="string">
            <text:p>Hostname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SystemFault:Network is unreachable</text:p>
          </table:table-cell>
          <table:table-cell office:value-type="string">
            <text:p>Network is unreachable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7" office:value-type="string" table:number-columns-spanned="9" table:number-rows-spanned="2">
            <text:p>実験結果。ソケット通信を試みてFaultに対して出た結果。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3">
          <table:table-cell office:value-type="string">
            <text:p>Googleにソケット通信を試してConnection timed out になった</text:p>
          </table:table-cell>
          <table:table-cell table:number-columns-repeated="5" office:value-type="string">
            <text:p>o</text:p>
          </table:table-cell>
          <table:table-cell office:value-type="string">
            <text:p>IP Address</text:p>
          </table:table-cell>
          <table:table-cell table:number-columns-repeated="6" office:value-type="string">
            <text:p>o</text:p>
          </table:table-cell>
          <table:table-cell office:value-type="string">
            <text:p>UserFault(pingは通るが、socketのストリーム型通信は無理だった)</text:p>
          </table:table-cell>
          <table:table-cell office:value-type="string">
            <text:p>Success:Network path to the server is established.</text:p>
          </table:table-cell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PGothic" svg:font-family="'MS PGothic'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</meta:initial-creator>
    <dc:creator>Joseph </dc:creator>
    <meta:creation-date>2013-01-01T06:25:00</meta:creation-date>
    <dc:date>2013-01-24T17:51:05</dc:date>
    <meta:generator>LibreOffice/3.5$Linux_X86_64 LibreOffice_project/350m1$Build-2</meta:generator>
    <meta:editing-duration>P1DT37M51S</meta:editing-duration>
    <meta:editing-cycles>28</meta:editing-cycles>
    <meta:document-statistic meta:table-count="3" meta:cell-count="29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